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null-year="1583"/>
      <table:table table:name="wrbi_cargotabl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DMT</text:p>
          </table:table-cell>
          <table:table-cell table:formula="of:=DEC2HEX([.C1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 Materi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R</text:p>
          </table:table-cell>
          <table:table-cell table:formula="of:=DEC2HEX([.C2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oh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</text:p>
          </table:table-cell>
          <table:table-cell table:formula="of:=DEC2HEX([.C3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R</text:p>
          </table:table-cell>
          <table:table-cell table:formula="of:=DEC2HEX([.C4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</text:p>
          </table:table-cell>
          <table:table-cell table:formula="of:=DEC2HEX([.C5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M</text:p>
          </table:table-cell>
          <table:table-cell table:formula="of:=DEC2HEX([.C6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</text:p>
          </table:table-cell>
          <table:table-cell table:formula="of:=DEC2HEX([.C7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UT</text:p>
          </table:table-cell>
          <table:table-cell table:formula="of:=DEC2HEX([.C8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</text:p>
          </table:table-cell>
          <table:table-cell table:formula="of:=DEC2HEX([.C9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</text:p>
          </table:table-cell>
          <table:table-cell table:formula="of:=DEC2HEX([.C10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I</text:p>
          </table:table-cell>
          <table:table-cell table:formula="of:=DEC2HEX([.C11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VL</text:p>
          </table:table-cell>
          <table:table-cell table:formula="of:=DEC2HEX([.C12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RE</text:p>
          </table:table-cell>
          <table:table-cell table:formula="of:=DEC2HEX([.C13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VST</text:p>
          </table:table-cell>
          <table:table-cell table:formula="of:=DEC2HEX([.C14])" office:value-type="string" office:string-value="D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table:formula="of:=DEC2HEX([.C15])" office:value-type="string" office:string-value="E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Z</text:p>
          </table:table-cell>
          <table:table-cell table:formula="of:=DEC2HEX([.C16])" office:value-type="string" office:string-value="F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IL_</text:p>
          </table:table-cell>
          <table:table-cell table:formula="of:=DEC2HEX([.C17]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PR</text:p>
          </table:table-cell>
          <table:table-cell table:formula="of:=DEC2HEX([.C18]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</text:p>
          </table:table-cell>
          <table:table-cell table:formula="of:=DEC2HEX([.C19]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R</text:p>
          </table:table-cell>
          <table:table-cell table:formula="of:=DEC2HEX([.C20]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ST</text:p>
          </table:table-cell>
          <table:table-cell table:formula="of:=DEC2HEX([.C21])" office:value-type="string" office:string-value="14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s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PR</text:p>
          </table:table-cell>
          <table:table-cell table:formula="of:=DEC2HEX([.C22])" office:value-type="string" office:string-value="15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emic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R</text:p>
          </table:table-cell>
          <table:table-cell table:formula="of:=DEC2HEX([.C23]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L</text:p>
          </table:table-cell>
          <table:table-cell table:formula="of:=DEC2HEX([.C24]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YC</text:p>
          </table:table-cell>
          <table:table-cell table:formula="of:=DEC2HEX([.C25])" office:value-type="string" office:string-value="18" calcext:value-type="string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cycl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</text:p>
          </table:table-cell>
          <table:table-cell table:formula="of:=DEC2HEX([.C26]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R</text:p>
          </table:table-cell>
          <table:table-cell table:formula="of:=DEC2HEX([.C27]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PR</text:p>
          </table:table-cell>
          <table:table-cell table:formula="of:=DEC2HEX([.C28])" office:value-type="string" office:string-value="1B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A</text:p>
          </table:table-cell>
          <table:table-cell table:formula="of:=DEC2HEX([.C29]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OD</text:p>
          </table:table-cell>
          <table:table-cell table:formula="of:=DEC2HEX([.C30])" office:value-type="string" office:string-value="1D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STE</text:p>
          </table:table-cell>
          <table:table-cell table:formula="of:=DEC2HEX([.C31])" office:value-type="string" office:string-value="1E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s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R</text:p>
          </table:table-cell>
          <table:table-cell table:formula="of:=DEC2HEX([.C32])" office:value-type="string" office:string-value="1F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rbi_cargotable.A1:wrbi_cargotable.D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7:25:23.120486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7:29:32.711810682</dc:date>
    <meta:editing-duration>PT8M39S</meta:editing-duration>
    <meta:editing-cycles>6</meta:editing-cycles>
    <meta:generator>LibreOffice/6.0.7.3$Linux_X86_64 LibreOffice_project/00m0$Build-3</meta:generator>
    <meta:document-statistic meta:table-count="1" meta:cell-count="106" meta:object-count="0"/>
  </office:meta>
</office:document-meta>
</file>